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table:number-columns-repeated="2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2" calcext:value-type="float">
            <text:p>7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6" calcext:value-type="float">
            <text:p>8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anal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whm</text:p>
          </table:table-cell>
          <table:table-cell/>
          <table:table-cell office:value-type="string" calcext:value-type="string">
            <text:p>E-kalibriert</text:p>
          </table:table-cell>
          <table:table-cell office:value-type="string" calcext:value-type="string">
            <text:p>Fehler E</text:p>
          </table:table-cell>
          <table:table-cell office:value-type="string" calcext:value-type="string">
            <text:p>FWHM-kalibriert</text:p>
          </table:table-cell>
          <table:table-cell office:value-type="string" calcext:value-type="string">
            <text:p>Fehler FWHM</text:p>
          </table:table-cell>
          <table:table-cell/>
          <table:table-cell office:value-type="string" calcext:value-type="string">
            <text:p>Auflösung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1173.208" calcext:value-type="float">
            <text:p>1173,208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A3]*0.2027 -24.9" office:value-type="float" office:value="1170.0165" calcext:value-type="float">
            <text:p>1170,0165</text:p>
          </table:table-cell>
          <table:table-cell table:formula="of:=SQRT( (3.4)^2 +( [.A3]*0.0007)^2 + (0.2027 * [.C3])^2 )" office:value-type="float" office:value="10.0531578028995" calcext:value-type="float">
            <text:p>10,0531578029</text:p>
          </table:table-cell>
          <table:table-cell table:formula="of:=[.D3]*0.2027" office:value-type="float" office:value="50.675" calcext:value-type="float">
            <text:p>50,675</text:p>
          </table:table-cell>
          <table:table-cell table:formula="of:=(0.0007/0.2027)*[.D3]" office:value-type="float" office:value="0.863344844597928" calcext:value-type="float">
            <text:p>0,8633448446</text:p>
          </table:table-cell>
          <table:table-cell/>
          <table:table-cell table:formula="of:=[.H3]/[.F3]" office:value-type="float" office:value="0.0433113550108054" calcext:value-type="float">
            <text:p>0,043311355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1332.466" calcext:value-type="float">
            <text:p>1332,466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4]*0.2027 -24.9" office:value-type="float" office:value="1334.2035" calcext:value-type="float">
            <text:p>1334,2035</text:p>
          </table:table-cell>
          <table:table-cell table:formula="of:=SQRT( (3.4)^2 +( [.A4]*0.0007)^2 + (0.2027 * [.C4])^2 )" office:value-type="float" office:value="7.19085788623305" calcext:value-type="float">
            <text:p>7,1908578862</text:p>
          </table:table-cell>
          <table:table-cell table:formula="of:=[.D4]*0.2027" office:value-type="float" office:value="40.54" calcext:value-type="float">
            <text:p>40,54</text:p>
          </table:table-cell>
          <table:table-cell table:formula="of:=(0.0007/0.2027)*[.D4]" office:value-type="float" office:value="0.690675875678342" calcext:value-type="float">
            <text:p>0,6906758757</text:p>
          </table:table-cell>
          <table:table-cell/>
          <table:table-cell table:formula="of:=[.H4]/[.F4]" office:value-type="float" office:value="0.030385169878508" calcext:value-type="float">
            <text:p>0,0303851699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661.638" calcext:value-type="float">
            <text:p>661,638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A5]*0.2027 -24.9" office:value-type="float" office:value="661.8476" calcext:value-type="float">
            <text:p>661,8476</text:p>
          </table:table-cell>
          <table:table-cell table:formula="of:=SQRT( (3.4)^2 +( [.A5]*0.0007)^2 + (0.2027 * [.C5])^2 )" office:value-type="float" office:value="5.02370335509572" calcext:value-type="float">
            <text:p>5,0237033551</text:p>
          </table:table-cell>
          <table:table-cell table:formula="of:=[.D5]*0.2027" office:value-type="float" office:value="50.675" calcext:value-type="float">
            <text:p>50,675</text:p>
          </table:table-cell>
          <table:table-cell table:formula="of:=(0.0007/0.2027)*[.D5]" office:value-type="float" office:value="0.863344844597928" calcext:value-type="float">
            <text:p>0,8633448446</text:p>
          </table:table-cell>
          <table:table-cell/>
          <table:table-cell table:formula="of:=[.H5]/[.F5]" office:value-type="float" office:value="0.0765659647326666" calcext:value-type="float">
            <text:p>0,0765659647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1274.511" calcext:value-type="float">
            <text:p>1274,511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6]*0.2027 -24.9" office:value-type="float" office:value="1271.5692" calcext:value-type="float">
            <text:p>1271,5692</text:p>
          </table:table-cell>
          <table:table-cell table:formula="of:=SQRT( (3.4)^2 +( [.A6]*0.0007)^2 + (0.2027 * [.C6])^2 )" office:value-type="float" office:value="9.05191969087221" calcext:value-type="float">
            <text:p>9,0519196909</text:p>
          </table:table-cell>
          <table:table-cell table:formula="of:=[.D6]*0.2027" office:value-type="float" office:value="81.08" calcext:value-type="float">
            <text:p>81,08</text:p>
          </table:table-cell>
          <table:table-cell table:formula="of:=(0.0007/0.2027)*[.D6]" office:value-type="float" office:value="1.38135175135668" calcext:value-type="float">
            <text:p>1,3813517514</text:p>
          </table:table-cell>
          <table:table-cell/>
          <table:table-cell table:formula="of:=[.H6]/[.F6]" office:value-type="float" office:value="0.0637637338180258" calcext:value-type="float">
            <text:p>0,063763733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1173.2" calcext:value-type="float">
            <text:p>1173,2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,4</text:p>
          </table:table-cell>
          <table:table-cell/>
          <table:table-cell table:formula="of:=[.A9]*0.1839 +3.2" office:value-type="float" office:value="1175.9303" calcext:value-type="float">
            <text:p>1175,9303</text:p>
          </table:table-cell>
          <table:table-cell table:formula="of:=SQRT( (2.3)^2 +( [.A9]*0.0005)^2 + (0.1839 * [.C9])^2  )" office:value-type="float" office:value="4.13686760000849" calcext:value-type="float">
            <text:p>4,1368676</text:p>
          </table:table-cell>
          <table:table-cell table:formula="of:=[.D9]*0.1839" office:value-type="float" office:value="2.46426" calcext:value-type="float">
            <text:p>2,46426</text:p>
          </table:table-cell>
          <table:table-cell table:formula="of:=(0.0005/0.1939)*[.D9]" office:value-type="float" office:value="0.0345538937596699" calcext:value-type="float">
            <text:p>0,0345538938</text:p>
          </table:table-cell>
          <table:table-cell/>
          <table:table-cell table:formula="of:=[.H9]/[.F9]" office:value-type="float" office:value="0.00209558338619219" calcext:value-type="float">
            <text:p>0,0020955834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1332.5" calcext:value-type="float">
            <text:p>1332,5</text:p>
          </table:table-cell>
          <table:table-cell office:value-type="float" office:value="7" calcext:value-type="float">
            <text:p>7</text:p>
          </table:table-cell>
          <table:table-cell office:value-type="float" office:value="12.25" calcext:value-type="float">
            <text:p>12,25</text:p>
          </table:table-cell>
          <table:table-cell/>
          <table:table-cell table:formula="of:=[.A10]*0.1839 +3.2" office:value-type="float" office:value="1334.8199" calcext:value-type="float">
            <text:p>1334,8199</text:p>
          </table:table-cell>
          <table:table-cell table:formula="of:=SQRT( (2.3)^2 +( [.A10]*0.0005)^2 + (0.1839 * [.C10])^2  )" office:value-type="float" office:value="4.47829895607696" calcext:value-type="float">
            <text:p>4,4782989561</text:p>
          </table:table-cell>
          <table:table-cell table:formula="of:=[.D10]*0.1839" office:value-type="float" office:value="2.252775" calcext:value-type="float">
            <text:p>2,252775</text:p>
          </table:table-cell>
          <table:table-cell table:formula="of:=(0.0005/0.1939)*[.D10]" office:value-type="float" office:value="0.0315884476534296" calcext:value-type="float">
            <text:p>0,0315884477</text:p>
          </table:table-cell>
          <table:table-cell/>
          <table:table-cell table:formula="of:=[.H10]/[.F10]" office:value-type="float" office:value="0.00168769959153291" calcext:value-type="float">
            <text:p>0,0016876996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664.6" calcext:value-type="float">
            <text:p>664,6</text:p>
          </table:table-cell>
          <table:table-cell office:value-type="float" office:value="7" calcext:value-type="float">
            <text:p>7</text:p>
          </table:table-cell>
          <table:table-cell office:value-type="float" office:value="10.1" calcext:value-type="float">
            <text:p>10,1</text:p>
          </table:table-cell>
          <table:table-cell/>
          <table:table-cell table:formula="of:=[.A11]*0.1839 +3.2" office:value-type="float" office:value="665.0561" calcext:value-type="float">
            <text:p>665,0561</text:p>
          </table:table-cell>
          <table:table-cell table:formula="of:=SQRT( (2.3)^2 +( [.A11]*0.0005)^2 + (0.1839 * [.C11])^2  )" office:value-type="float" office:value="3.19144818851881" calcext:value-type="float">
            <text:p>3,1914481885</text:p>
          </table:table-cell>
          <table:table-cell table:formula="of:=[.D11]*0.1839" office:value-type="float" office:value="1.85739" calcext:value-type="float">
            <text:p>1,85739</text:p>
          </table:table-cell>
          <table:table-cell table:formula="of:=(0.0005/0.1939)*[.D11]" office:value-type="float" office:value="0.0260443527591542" calcext:value-type="float">
            <text:p>0,0260443528</text:p>
          </table:table-cell>
          <table:table-cell/>
          <table:table-cell table:formula="of:=[.H11]/[.F11]" office:value-type="float" office:value="0.00279283206334022" calcext:value-type="float">
            <text:p>0,0027928321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1274.5" calcext:value-type="float">
            <text:p>1274,5</text:p>
          </table:table-cell>
          <table:table-cell office:value-type="float" office:value="7" calcext:value-type="float">
            <text:p>7</text:p>
          </table:table-cell>
          <table:table-cell office:value-type="float" office:value="11.44" calcext:value-type="float">
            <text:p>11,44</text:p>
          </table:table-cell>
          <table:table-cell/>
          <table:table-cell table:formula="of:=[.A12]*0.1839 +3.2" office:value-type="float" office:value="1276.7075" calcext:value-type="float">
            <text:p>1276,7075</text:p>
          </table:table-cell>
          <table:table-cell table:formula="of:=SQRT( (2.3)^2 +( [.A12]*0.0005)^2 + (0.1839 * [.C12])^2  )" office:value-type="float" office:value="4.35155690988869" calcext:value-type="float">
            <text:p>4,3515569099</text:p>
          </table:table-cell>
          <table:table-cell table:formula="of:=[.D12]*0.1839" office:value-type="float" office:value="2.103816" calcext:value-type="float">
            <text:p>2,103816</text:p>
          </table:table-cell>
          <table:table-cell table:formula="of:=(0.0005/0.1939)*[.D12]" office:value-type="float" office:value="0.0294997421351212" calcext:value-type="float">
            <text:p>0,0294997421</text:p>
          </table:table-cell>
          <table:table-cell/>
          <table:table-cell table:formula="of:=[.H12]/[.F12]" office:value-type="float" office:value="0.00164784494490711" calcext:value-type="float">
            <text:p>0,00164784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9.6" calcext:value-type="float">
            <text:p>59,6</text:p>
          </table:table-cell>
          <table:table-cell office:value-type="float" office:value="7" calcext:value-type="float">
            <text:p>7</text:p>
          </table:table-cell>
          <table:table-cell office:value-type="float" office:value="7.38" calcext:value-type="float">
            <text:p>7,38</text:p>
          </table:table-cell>
          <table:table-cell/>
          <table:table-cell table:formula="of:=[.A13]*0.1839 +3.2" office:value-type="float" office:value="62.5997" calcext:value-type="float">
            <text:p>62,5997</text:p>
          </table:table-cell>
          <table:table-cell table:formula="of:=SQRT( (2.3)^2 +( [.A13]*0.0005)^2 + (0.1839 * [.C13])^2  )" office:value-type="float" office:value="2.64068618733843" calcext:value-type="float">
            <text:p>2,6406861873</text:p>
          </table:table-cell>
          <table:table-cell table:formula="of:=[.D13]*0.1839" office:value-type="float" office:value="1.357182" calcext:value-type="float">
            <text:p>1,357182</text:p>
          </table:table-cell>
          <table:table-cell table:formula="of:=(0.0005/0.1939)*[.D13]" office:value-type="float" office:value="0.0190304280556988" calcext:value-type="float">
            <text:p>0,0190304281</text:p>
          </table:table-cell>
          <table:table-cell/>
          <table:table-cell table:formula="of:=[.H13]/[.F13]" office:value-type="float" office:value="0.0216803275415058" calcext:value-type="float">
            <text:p>0,02168032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8.98" calcext:value-type="float">
            <text:p>8,98</text:p>
          </table:table-cell>
          <table:table-cell/>
          <table:table-cell table:formula="of:=[.A14]*0.1839 +3.2" office:value-type="float" office:value="21.0383" calcext:value-type="float">
            <text:p>21,0383</text:p>
          </table:table-cell>
          <table:table-cell table:formula="of:=SQRT( (2.3)^2 +( [.A14]*0.0005)^2 + (0.1839 * [.C14])^2  )" office:value-type="float" office:value="2.63618920792875" calcext:value-type="float">
            <text:p>2,6361892079</text:p>
          </table:table-cell>
          <table:table-cell table:formula="of:=[.D14]*0.1839" office:value-type="float" office:value="1.651422" calcext:value-type="float">
            <text:p>1,651422</text:p>
          </table:table-cell>
          <table:table-cell table:formula="of:=(0.0005/0.1939)*[.D14]" office:value-type="float" office:value="0.0231562661165549" calcext:value-type="float">
            <text:p>0,0231562661</text:p>
          </table:table-cell>
          <table:table-cell/>
          <table:table-cell table:formula="of:=[.H14]/[.F14]" office:value-type="float" office:value="0.0784959811391605" calcext:value-type="float">
            <text:p>0,07849598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0.998" calcext:value-type="float">
            <text:p>80,998</text:p>
          </table:table-cell>
          <table:table-cell office:value-type="float" office:value="7" calcext:value-type="float">
            <text:p>7</text:p>
          </table:table-cell>
          <table:table-cell office:value-type="float" office:value="7.54" calcext:value-type="float">
            <text:p>7,54</text:p>
          </table:table-cell>
          <table:table-cell/>
          <table:table-cell table:formula="of:=[.A15]*0.1839 +3.2" office:value-type="float" office:value="83.9321" calcext:value-type="float">
            <text:p>83,9321</text:p>
          </table:table-cell>
          <table:table-cell table:formula="of:=SQRT( (2.3)^2 +( [.A15]*0.0005)^2 + (0.1839 * [.C15])^2  )" office:value-type="float" office:value="2.64486701745097" calcext:value-type="float">
            <text:p>2,6448670175</text:p>
          </table:table-cell>
          <table:table-cell table:formula="of:=[.D15]*0.1839" office:value-type="float" office:value="1.386606" calcext:value-type="float">
            <text:p>1,386606</text:p>
          </table:table-cell>
          <table:table-cell table:formula="of:=(0.0005/0.1939)*[.D15]" office:value-type="float" office:value="0.0194430118617844" calcext:value-type="float">
            <text:p>0,0194430119</text:p>
          </table:table-cell>
          <table:table-cell/>
          <table:table-cell table:formula="of:=[.H15]/[.F15]" office:value-type="float" office:value="0.0165205684118472" calcext:value-type="float">
            <text:p>0,0165205684</text:p>
          </table:table-cell>
        </table:table-row>
      </table:table>
      <table:table table:name="Tabelle3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Blei</text:p>
          </table:table-cell>
          <table:table-cell table:number-columns-repeated="4"/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Kupfe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0.06" calcext:value-type="float">
            <text:p>0,06</text:p>
          </table:table-cell>
          <table:table-cell office:value-type="float" office:value="27696" calcext:value-type="float">
            <text:p>27696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7" calcext:value-type="float">
            <text:p>0,07</text:p>
          </table:table-cell>
          <table:table-cell office:value-type="float" office:value="50276" calcext:value-type="float">
            <text:p>50276</text:p>
          </table:table-cell>
          <table:table-cell office:value-type="float" office:value="2177" calcext:value-type="float">
            <text:p>217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8" calcext:value-type="float">
            <text:p>0,08</text:p>
          </table:table-cell>
          <table:table-cell office:value-type="float" office:value="25753" calcext:value-type="float">
            <text:p>25753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05" calcext:value-type="float">
            <text:p>0,05</text:p>
          </table:table-cell>
          <table:table-cell office:value-type="float" office:value="33269" calcext:value-type="float">
            <text:p>33269</text:p>
          </table:table-cell>
          <table:table-cell office:value-type="float" office:value="1636" calcext:value-type="float">
            <text:p>16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" calcext:value-type="float">
            <text:p>0,06</text:p>
          </table:table-cell>
          <table:table-cell office:value-type="float" office:value="58059" calcext:value-type="float">
            <text:p>58059</text:p>
          </table:table-cell>
          <table:table-cell office:value-type="float" office:value="2091" calcext:value-type="float">
            <text:p>20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,07</text:p>
          </table:table-cell>
          <table:table-cell office:value-type="float" office:value="28991" calcext:value-type="float">
            <text:p>28991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38582" calcext:value-type="float">
            <text:p>38582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float" office:value="55323" calcext:value-type="float">
            <text:p>55323</text:p>
          </table:table-cell>
          <table:table-cell office:value-type="float" office:value="2255" calcext:value-type="float">
            <text:p>2255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0.06" calcext:value-type="float">
            <text:p>0,06</text:p>
          </table:table-cell>
          <table:table-cell office:value-type="float" office:value="35525" calcext:value-type="float">
            <text:p>3552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43599" calcext:value-type="float">
            <text:p>43599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" calcext:value-type="float">
            <text:p>0,04</text:p>
          </table:table-cell>
          <table:table-cell office:value-type="float" office:value="62792" calcext:value-type="float">
            <text:p>62792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float" office:value="35221" calcext:value-type="float">
            <text:p>35221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50994" calcext:value-type="float">
            <text:p>50994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,03</text:p>
          </table:table-cell>
          <table:table-cell office:value-type="float" office:value="60228" calcext:value-type="float">
            <text:p>60228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" calcext:value-type="float">
            <text:p>0,04</text:p>
          </table:table-cell>
          <table:table-cell office:value-type="float" office:value="42395" calcext:value-type="float">
            <text:p>4239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67514" calcext:value-type="float">
            <text:p>67514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,03</text:p>
          </table:table-cell>
          <table:table-cell office:value-type="float" office:value="49374" calcext:value-type="float">
            <text:p>49374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float" office:value="207.2" calcext:value-type="float">
            <text:p>207,2</text:p>
          </table:table-cell>
          <table:table-cell/>
          <table:table-cell office:value-type="string" calcext:value-type="string">
            <text:p>Atomdichte</text:p>
          </table:table-cell>
          <table:table-cell table:number-columns-repeated="2"/>
          <table:table-cell office:value-type="float" office:value="26.982" calcext:value-type="float">
            <text:p>26,982</text:p>
          </table:table-cell>
          <table:table-cell/>
          <table:table-cell office:value-type="string" calcext:value-type="string">
            <text:p>Atomdichte</text:p>
          </table:table-cell>
          <table:table-cell table:number-columns-repeated="2"/>
          <table:table-cell office:value-type="float" office:value="63.546" calcext:value-type="float">
            <text:p>63,546</text:p>
          </table:table-cell>
          <table:table-cell/>
          <table:table-cell office:value-type="string" calcext:value-type="string">
            <text:p>Atomdichte</text:p>
          </table:table-cell>
          <table:table-cell/>
        </table:table-row>
        <table:table-row table:style-name="ro1">
          <table:table-cell table:style-name="ce1" office:value-type="float" office:value="11.342" calcext:value-type="float">
            <text:p>11,342</text:p>
          </table:table-cell>
          <table:table-cell/>
          <table:table-cell table:formula="of:=[.A15]*[.A13]/[.A12]" office:value-type="float" office:value="3.29648278098456E+022" calcext:value-type="float">
            <text:p>32964827809845600000000</text:p>
          </table:table-cell>
          <table:table-cell table:number-columns-repeated="2"/>
          <table:table-cell office:value-type="float" office:value="2.7" calcext:value-type="float">
            <text:p>2,7</text:p>
          </table:table-cell>
          <table:table-cell/>
          <table:table-cell table:formula="of:=[.A15]*[.A13]/[.F12]" office:value-type="float" office:value="2.5314329264695E+023" calcext:value-type="float">
            <text:p>253143292646950000000000</text:p>
          </table:table-cell>
          <table:table-cell table:number-columns-repeated="2"/>
          <table:table-cell office:value-type="float" office:value="8.92" calcext:value-type="float">
            <text:p>8,92</text:p>
          </table:table-cell>
          <table:table-cell/>
          <table:table-cell table:formula="of:=[.A15]*[.K13]/[.K12]" office:value-type="float" office:value="8.45332479148963E+022" calcext:value-type="float">
            <text:p>845332479148963000000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formula="of:=6.022141*10^23" office:value-type="float" office:value="6.022141E+023" calcext:value-type="float">
            <text:p>602214100000000000000000</text:p>
          </table:table-cell>
          <table:table-cell/>
          <table:table-cell office:value-type="string" calcext:value-type="string">
            <text:p>Querschnitt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0564" calcext:value-type="float">
            <text:p>0,0564</text:p>
          </table:table-cell>
          <table:table-cell/>
          <table:table-cell table:formula="of:=[.A17]/[.C13]*10/10000" office:value-type="float" office:value="1.71091444267017E-027" calcext:value-type="float">
            <text:p>1,71091444267017E-027</text:p>
          </table:table-cell>
          <table:table-cell table:number-columns-repeated="2"/>
          <table:table-cell office:value-type="float" office:value="0.0161" calcext:value-type="float">
            <text:p>0,0161</text:p>
          </table:table-cell>
          <table:table-cell/>
          <table:table-cell table:formula="of:=[.F17]/[.H13]*10/10000" office:value-type="float" office:value="6.36003420499634E-029" calcext:value-type="float">
            <text:p>6,36003420499634E-029</text:p>
          </table:table-cell>
          <table:table-cell table:number-columns-repeated="2"/>
          <table:table-cell office:value-type="float" office:value="0.0493" calcext:value-type="float">
            <text:p>0,0493</text:p>
          </table:table-cell>
          <table:table-cell/>
          <table:table-cell table:formula="of:=[.K17]/[.M13]*10/10000" office:value-type="float" office:value="5.83202482053366E-028" calcext:value-type="float">
            <text:p>5,83202482053366E-028</text:p>
          </table:table-cell>
          <table:table-cell/>
        </table:table-row>
        <table:table-row table:style-name="ro1">
          <table:table-cell table:style-name="ce2" office:value-type="float" office:value="0.0026" calcext:value-type="float">
            <text:p>0,0026</text:p>
          </table:table-cell>
          <table:table-cell/>
          <table:table-cell table:formula="of:=[.A18]/[.A17]*[.C17]" office:value-type="float" office:value="7.88719423925965E-029" calcext:value-type="float">
            <text:p>7,88719423925965E-029</text:p>
          </table:table-cell>
          <table:table-cell table:number-columns-repeated="2"/>
          <table:table-cell table:style-name="ce2" office:value-type="float" office:value="0.0041" calcext:value-type="float">
            <text:p>0,0041</text:p>
          </table:table-cell>
          <table:table-cell/>
          <table:table-cell table:formula="of:=[.F18]/[.F17]*[.H17]" office:value-type="float" office:value="1.61963603978168E-029" calcext:value-type="float">
            <text:p>1,61963603978168E-029</text:p>
          </table:table-cell>
          <table:table-cell table:number-columns-repeated="2"/>
          <table:table-cell table:style-name="ce2" office:value-type="float" office:value="0.0009" calcext:value-type="float">
            <text:p>0,0009</text:p>
          </table:table-cell>
          <table:table-cell/>
          <table:table-cell table:formula="of:=[.K18]/[.K17]*[.M17]" office:value-type="float" office:value="1.06466984553353E-029" calcext:value-type="float">
            <text:p>1,06466984553353E-02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ssensch</text:p>
          </table:table-cell>
          <table:table-cell table:number-columns-repeated="4"/>
          <table:table-cell office:value-type="string" calcext:value-type="string">
            <text:p>Massensch</text:p>
          </table:table-cell>
          <table:table-cell table:number-columns-repeated="4"/>
          <table:table-cell office:value-type="string" calcext:value-type="string">
            <text:p>Massensch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[.A17]/[.A13]*10" office:value-type="float" office:value="0.0497266795979545" calcext:value-type="float">
            <text:p>0,0497266796</text:p>
          </table:table-cell>
          <table:table-cell table:number-columns-repeated="4"/>
          <table:table-cell table:formula="of:=[.F17]/[.F13]*10" office:value-type="float" office:value="0.0596296296296296" calcext:value-type="float">
            <text:p>0,0596296296</text:p>
          </table:table-cell>
          <table:table-cell table:number-columns-repeated="4"/>
          <table:table-cell table:formula="of:=[.K17]/[.K13]*10" office:value-type="float" office:value="0.0552690582959641" calcext:value-type="float">
            <text:p>0,0552690583</text:p>
          </table:table-cell>
          <table:table-cell/>
        </table:table-row>
        <table:table-row table:style-name="ro1">
          <table:table-cell table:number-columns-repeated="2"/>
          <table:table-cell table:formula="of:=[.C22]*[.A18]/[.A17]" office:value-type="float" office:value="0.00229236466231705" calcext:value-type="float">
            <text:p>0,0022923647</text:p>
          </table:table-cell>
          <table:table-cell table:number-columns-repeated="4"/>
          <table:table-cell table:formula="of:=[.H22]*[.F18]/[.F17]" office:value-type="float" office:value="0.0151851851851852" calcext:value-type="float">
            <text:p>0,0151851852</text:p>
          </table:table-cell>
          <table:table-cell table:number-columns-repeated="4"/>
          <table:table-cell table:formula="of:=[.M22]*[.K18]/[.K17]" office:value-type="float" office:value="0.00100896860986547" calcext:value-type="float">
            <text:p>0,0010089686</text:p>
          </table:table-cell>
          <table:table-cell/>
        </table:table-row>
      </table:table>
      <table:table table:name="Tabelle4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/ 8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inn</text:p>
          </table:table-cell>
          <table:table-cell office:value-type="float" office:value="1928" calcext:value-type="float">
            <text:p>1928</text:p>
          </table:table-cell>
          <table:table-cell office:value-type="float" office:value="5417" calcext:value-type="float">
            <text:p>5417</text:p>
          </table:table-cell>
          <table:table-cell table:formula="of:=[.B3]/[.C3]" office:value-type="float" office:value="0.355916558980986" calcext:value-type="float">
            <text:p>0,35591655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table:formula="of:=SQRT(((1/[.C3]) *[.F3])^2+([.G3]* ( [.B3]/([.C3])^2))^2)" office:value-type="float" office:value="0.0293436544766834" calcext:value-type="float">
            <text:p>0,0293436545</text:p>
          </table:table-cell>
          <table:table-cell/>
          <table:table-cell table:formula="of:=SQRT([.B3])*0.15" office:value-type="float" office:value="6.58634952003005" calcext:value-type="float">
            <text:p>6,58634952</text:p>
          </table:table-cell>
          <table:table-cell table:formula="of:=SQRT([.C3])*0.15" office:value-type="float" office:value="11.0400407607943" calcext:value-type="float">
            <text:p>11,0400407608</text:p>
          </table:table-cell>
          <table:table-cell table:formula="of:=SQRT(((1/[.G3]) *[.J3])^2+([.K3]* ( [.F3]/([.G3])^2))^2)" office:value-type="float" office:value="0.186840891543692" calcext:value-type="float">
            <text:p>0,1868408915</text:p>
          </table:table-cell>
        </table:table-row>
        <table:table-row table:style-name="ro1">
          <table:table-cell office:value-type="string" calcext:value-type="string">
            <text:p>Antimon</text:p>
          </table:table-cell>
          <table:table-cell office:value-type="float" office:value="2297" calcext:value-type="float">
            <text:p>2297</text:p>
          </table:table-cell>
          <table:table-cell office:value-type="float" office:value="5333" calcext:value-type="float">
            <text:p>5333</text:p>
          </table:table-cell>
          <table:table-cell table:formula="of:=[.B4]/[.C4]" office:value-type="float" office:value="0.430714419651228" calcext:value-type="float">
            <text:p>0,430714419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03" calcext:value-type="float">
            <text:p>203</text:p>
          </table:table-cell>
          <table:table-cell table:formula="of:=SQRT(((1/[.C4]) *[.F4])^2+([.G4]* ( [.B4]/([.C4])^2))^2)" office:value-type="float" office:value="0.0340249219844694" calcext:value-type="float">
            <text:p>0,034024922</text:p>
          </table:table-cell>
          <table:table-cell/>
          <table:table-cell table:formula="of:=SQRT([.B4])*0.15" office:value-type="float" office:value="7.18905417979306" calcext:value-type="float">
            <text:p>7,1890541798</text:p>
          </table:table-cell>
          <table:table-cell table:formula="of:=SQRT([.C4])*0.15" office:value-type="float" office:value="10.9541088181559" calcext:value-type="float">
            <text:p>10,9541088182</text:p>
          </table:table-cell>
          <table:table-cell table:formula="of:=SQRT(((1/[.G4]) *[.J4])^2+([.K4]* ( [.F4]/([.G4])^2))^2)" office:value-type="float" office:value="0.0551406923859732" calcext:value-type="float">
            <text:p>0,0551406924</text:p>
          </table:table-cell>
        </table:table-row>
        <table:table-row table:style-name="ro1">
          <table:table-cell office:value-type="string" calcext:value-type="string">
            <text:p>Tellur</text:p>
          </table:table-cell>
          <table:table-cell office:value-type="float" office:value="5342" calcext:value-type="float">
            <text:p>5342</text:p>
          </table:table-cell>
          <table:table-cell office:value-type="float" office:value="5319" calcext:value-type="float">
            <text:p>5319</text:p>
          </table:table-cell>
          <table:table-cell table:formula="of:=[.B5]/[.C5]" office:value-type="float" office:value="1.00432412107539" calcext:value-type="float">
            <text:p>1,004324121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table:formula="of:=SQRT(((1/[.C5]) *[.F5])^2+([.G5]* ( [.B5]/([.C5])^2))^2)" office:value-type="float" office:value="0.0521188955035246" calcext:value-type="float">
            <text:p>0,0521188955</text:p>
          </table:table-cell>
          <table:table-cell/>
          <table:table-cell table:formula="of:=SQRT([.B5])*0.15" office:value-type="float" office:value="10.963348028773" calcext:value-type="float">
            <text:p>10,9633480288</text:p>
          </table:table-cell>
          <table:table-cell table:formula="of:=SQRT([.C5])*0.15" office:value-type="float" office:value="10.9397212030289" calcext:value-type="float">
            <text:p>10,939721203</text:p>
          </table:table-cell>
          <table:table-cell table:formula="of:=SQRT(((1/[.G5]) *[.J5])^2+([.K5]* ( [.F5]/([.G5])^2))^2)" office:value-type="float" office:value="0.0749795812760684" calcext:value-type="float">
            <text:p>0,0749795813</text:p>
          </table:table-cell>
        </table:table-row>
        <table:table-row table:style-name="ro1">
          <table:table-cell office:value-type="string" calcext:value-type="string">
            <text:p>Iod</text:p>
          </table:table-cell>
          <table:table-cell office:value-type="float" office:value="4327" calcext:value-type="float">
            <text:p>4327</text:p>
          </table:table-cell>
          <table:table-cell office:value-type="float" office:value="5584" calcext:value-type="float">
            <text:p>5584</text:p>
          </table:table-cell>
          <table:table-cell table:formula="of:=[.B6]/[.C6]" office:value-type="float" office:value="0.774892550143267" calcext:value-type="float">
            <text:p>0,774892550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table:formula="of:=SQRT(((1/[.C6]) *[.F6])^2+([.G6]* ( [.B6]/([.C6])^2))^2)" office:value-type="float" office:value="0.0385327386219832" calcext:value-type="float">
            <text:p>0,0385327386</text:p>
          </table:table-cell>
          <table:table-cell/>
          <table:table-cell table:formula="of:=SQRT([.B6])*0.15" office:value-type="float" office:value="9.86699042261621" calcext:value-type="float">
            <text:p>9,8669904226</text:p>
          </table:table-cell>
          <table:table-cell table:formula="of:=SQRT([.C6])*0.15" office:value-type="float" office:value="11.2089250153616" calcext:value-type="float">
            <text:p>11,2089250154</text:p>
          </table:table-cell>
          <table:table-cell table:formula="of:=SQRT(((1/[.G6]) *[.J6])^2+([.K6]* ( [.F6]/([.G6])^2))^2)" office:value-type="float" office:value="0.103547604337144" calcext:value-type="float">
            <text:p>0,1035476043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3" office:value-type="float" office:value="0.355916558980986" calcext:value-type="float">
            <text:p>0,356</text:p>
          </table:table-cell>
          <table:table-cell table:style-name="ce3" office:value-type="float" office:value="0.186840891543692" calcext:value-type="float">
            <text:p>0,18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0.430714419651228" calcext:value-type="float">
            <text:p>0,431</text:p>
          </table:table-cell>
          <table:table-cell table:style-name="ce3" office:value-type="float" office:value="0.0551406923859732" calcext:value-type="float">
            <text:p>0,05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.00432412107539" calcext:value-type="float">
            <text:p>1,004</text:p>
          </table:table-cell>
          <table:table-cell table:style-name="ce3" office:value-type="float" office:value="0.0749795812760684" calcext:value-type="float">
            <text:p>0,0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0.774892550143267" calcext:value-type="float">
            <text:p>0,775</text:p>
          </table:table-cell>
          <table:table-cell table:style-name="ce3" office:value-type="float" office:value="0.103547604337144" calcext:value-type="float">
            <text:p>0,10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.00.0000</text:date>, <text:time style:data-style-name="N2" text:time-value="13:56:39.8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6:50:57.410000000</meta:creation-date>
    <dc:date>2015-01-15T15:49:16.774000000</dc:date>
    <meta:editing-duration>PT3H52M35S</meta:editing-duration>
    <meta:editing-cycles>13</meta:editing-cycles>
    <meta:generator>LibreOffice/4.3.5.2$Windows_x86 LibreOffice_project/3a87456aaa6a95c63eea1c1b3201acedf0751bd5</meta:generator>
    <meta:document-statistic meta:table-count="4" meta:cell-count="16649" meta:object-count="0"/>
    <meta:user-defined meta:name="qrichtext">1</meta:user-defined>
  </office:meta>
</office:document-meta>
</file>